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4cm" style:protect="position size"/>
    </style:style>
    <style:style style:name="gr2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256cm" fo:min-width="0.806cm" fo:padding-top="0.155cm" fo:padding-bottom="0.155cm" fo:padding-left="0.28cm" fo:padding-right="0.28cm"/>
    </style:style>
    <style:style style:name="gr3" style:family="graphic" style:parent-style-name="standard">
      <style:graphic-properties svg:stroke-width="0.06cm" svg:stroke-color="#101010" draw:marker-start-width="0.38cm" draw:marker-end-width="0.38cm" draw:fill="none" draw:textarea-horizontal-align="justify" draw:textarea-vertical-align="middle" draw:auto-grow-height="false" fo:min-height="0.491cm" fo:min-width="2.64cm" fo:padding-top="0.155cm" fo:padding-bottom="0.155cm" fo:padding-left="0.28cm" fo:padding-right="0.28cm"/>
    </style:style>
    <style:style style:name="gr4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69cm" fo:min-width="1.04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475cm" fo:min-width="0.544cm" fo:padding-top="0.1cm" fo:padding-bottom="0.1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475cm" fo:min-width="0.55cm" fo:padding-top="0.1cm" fo:padding-bottom="0.1cm" fo:padding-left="0.1cm" fo:padding-right="0.1cm"/>
    </style:style>
    <style:style style:name="gr7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42cm" fo:min-width="1.646cm" fo:padding-top="0.155cm" fo:padding-bottom="0.155cm" fo:padding-left="0.28cm" fo:padding-right="0.28cm"/>
    </style:style>
    <style:style style:name="gr8" style:family="graphic" style:parent-style-name="objectwithoutfill">
      <style:graphic-properties svg:stroke-width="0.06cm" svg:stroke-color="#000000" draw:marker-start-width="0.38cm" draw:marker-end="Rounded_20_short_20_Arrow" draw:marker-end-width="0.3cm" draw:fill="none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svg:stroke-width="0.02cm" svg:stroke-color="#b2b2b2" draw:marker-start-width="0.26cm" draw:marker-end-width="0.26cm" draw:fill="none" draw:fill-color="#ffffff" draw:textarea-horizontal-align="justify" draw:textarea-vertical-align="middle" draw:auto-grow-height="false" fo:min-height="13.33cm" fo:min-width="5.88cm" fo:padding-top="0.135cm" fo:padding-bottom="0.135cm" fo:padding-left="0.26cm" fo:padding-right="0.26cm"/>
    </style:style>
    <style:style style:name="gr10" style:family="graphic" style:parent-style-name="standard">
      <style:graphic-properties svg:stroke-width="0.06cm" svg:stroke-color="#101010" draw:marker-start-width="0.47cm" draw:marker-end-width="0.47cm" draw:fill="none" draw:textarea-horizontal-align="justify" draw:textarea-vertical-align="middle" draw:auto-grow-height="false" fo:min-height="0.256cm" fo:min-width="0.006cm" fo:padding-top="0.155cm" fo:padding-bottom="0.155cm" fo:padding-left="0.28cm" fo:padding-right="0.28cm"/>
    </style:style>
    <style:style style:name="gr11" style:family="graphic" style:parent-style-name="objectwithoutfill">
      <style:graphic-properties svg:stroke-width="0.06cm" draw:marker-start-width="0.38cm" draw:marker-end="Rounded_20_short_20_Arrow" draw:marker-end-width="0.3cm" draw:fill="none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stroke="solid" svg:stroke-width="0.06cm" svg:stroke-color="#000000" draw:marker-start-width="0.38cm" draw:marker-end-width="0.38cm" draw:fill="none" draw:fill-color="#ffffff" fo:min-height="0.6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5.6cm" svg:height="0.634cm" svg:x="2.6cm" svg:y="28.216cm">
          <draw:text-box>
            <text:p text:style-name="P1"><text:span text:style-name="T1">CC BY-SA 4.0 <text:s text:c="4"/>www.picuino.com</text:span></text:p>
          </draw:text-box>
        </draw:frame>
        <draw:custom-shape draw:style-name="gr2" draw:text-style-name="P3" draw:layer="layout" svg:width="1.6cm" svg:height="0.8cm" svg:x="3cm" svg:y="1.4cm">
          <text:p text:style-name="P1"><text:span text:style-name="T2">Inici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1.6cm" svg:height="0.8cm" svg:x="3cm" svg:y="13cm">
          <text:p text:style-name="P1"><text:span text:style-name="T2">Fi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2cm" svg:height="0.8cm" svg:x="2.2cm" svg:y="3.8cm">
          <text:p text:style-name="P1"><text:span text:style-name="T2">Tarea 1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3.2cm" svg:height="2cm" svg:x="2.2cm" svg:y="6.2cm">
          <text:p text:style-name="P1"><text:span text:style-name="T2">Condició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4" draw:layer="layout" svg:width="0.744cm" svg:height="0.675cm" svg:x="5.356cm" svg:y="6.525cm">
          <draw:text-box>
            <text:p text:style-name="P1"><text:span text:style-name="T2">No</text:span></text:p>
          </draw:text-box>
        </draw:frame>
        <draw:frame draw:style-name="gr6" draw:text-style-name="P4" draw:layer="layout" svg:width="0.75cm" svg:height="0.675cm" svg:x="3.8cm" svg:y="8.068cm">
          <draw:text-box>
            <text:p text:style-name="P1"><text:span text:style-name="T2">Si</text:span></text:p>
          </draw:text-box>
        </draw:frame>
        <draw:custom-shape draw:style-name="gr7" draw:text-style-name="P5" xml:id="id5" draw:id="id5" draw:layer="layout" svg:width="3.2cm" svg:height="0.8cm" svg:x="2.2cm" svg:y="10.6cm">
          <text:p text:style-name="P1"><text:span text:style-name="T3">Entrad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855.765797929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6" draw:layer="layout" svg:x1="12.188cm" svg:y1="2.2cm" svg:x2="13cm" svg:y2="2.206cm" draw:start-shape="id1" draw:start-glue-point="10" svg:d="M12188 2200h672v6h140" svg:viewBox="0 0 813 7">
          <text:p/>
        </draw:connector>
        <draw:custom-shape draw:style-name="gr9" draw:text-style-name="P7" draw:layer="layout" svg:width="6.4cm" svg:height="13.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xml:id="id1" draw:id="id1" draw:layer="layout" svg:width="0.8cm" svg:height="0.8cm" svg:x="11.388cm" svg:y="1.8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8.588cm" svg:y1="2.2cm" svg:x2="9.788cm" svg:y2="2.2cm" draw:end-shape="id2" draw:end-glue-point="6" svg:d="M8588 2200h1200" svg:viewBox="0 0 1201 1">
          <text:p/>
        </draw:connector>
        <draw:custom-shape draw:style-name="gr10" draw:text-style-name="P5" xml:id="id2" draw:id="id2" draw:layer="layout" svg:width="0.8cm" svg:height="0.8cm" svg:x="9.788cm" svg:y="1.8cm">
          <text:p text:style-name="P1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measurelines" svg:x1="3.798cm" svg:y1="2.987cm" svg:x2="3.8cm" svg:y2="3.8cm" draw:end-shape="id3" draw:end-glue-point="0" svg:d="M3798 2987v142h2v671" svg:viewBox="0 0 3 814">
          <text:p/>
        </draw:connector>
        <draw:frame draw:style-name="gr12" draw:text-style-name="P4" draw:layer="measurelines" svg:width="6.4cm" svg:height="0.8cm" svg:x="1cm" svg:y="15cm">
          <draw:text-box>
            <text:p text:style-name="P1"><text:span text:style-name="T2">Nombre del diagrama de flujo</text:span></text:p>
          </draw:text-box>
        </draw:frame>
        <draw:connector draw:style-name="gr11" draw:text-style-name="P6" draw:layer="layout" svg:x1="3.798cm" svg:y1="5.387cm" svg:x2="3.8cm" svg:y2="6.2cm" draw:end-shape="id4" draw:end-glue-point="4" svg:d="M3798 5387v142h2v671" svg:viewBox="0 0 3 814">
          <text:p/>
        </draw:connector>
        <draw:connector draw:style-name="gr11" draw:text-style-name="P6" draw:layer="layout" svg:x1="3.8cm" svg:y1="9.8cm" svg:x2="3.8cm" svg:y2="10.6cm" draw:end-shape="id5" draw:end-glue-point="5" svg:d="M3800 9800v800" svg:viewBox="0 0 1 801">
          <text:p/>
        </draw:connector>
        <draw:connector draw:style-name="gr11" draw:text-style-name="P6" draw:layer="layout" svg:x1="3.8cm" svg:y1="12.2cm" svg:x2="3.8cm" svg:y2="13cm" draw:end-shape="id6" draw:end-glue-point="0" svg:d="M3800 12200v800" svg:viewBox="0 0 1 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08:39.244000000</meta:creation-date>
    <dc:date>2018-12-07T18:43:06.915000000</dc:date>
    <meta:editing-duration>PT1H41M49S</meta:editing-duration>
    <meta:editing-cycles>36</meta:editing-cycles>
    <meta:generator>LibreOffice/6.0.6.2$Windows_X86_64 LibreOffice_project/0c292870b25a325b5ed35f6b45599d2ea4458e77</meta:generator>
    <dc:title>Plantilla de dibujo para diagramas de flujo</dc:title>
    <meta:document-statistic meta:object-count="18"/>
  </office:meta>
</office:document-meta>
</file>